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583in" fo:margin-bottom="0.1583in" style:contextual-spacing="false" fo:line-height="115%"/>
      <style:text-properties officeooo:rsid="00156001" officeooo:paragraph-rsid="00156001"/>
    </style:style>
    <style:style style:name="P2" style:family="paragraph" style:parent-style-name="Standard">
      <style:paragraph-properties fo:line-height="115%"/>
      <style:text-properties officeooo:rsid="00156001" officeooo:paragraph-rsid="00156001"/>
    </style:style>
    <style:style style:name="P3" style:family="paragraph" style:parent-style-name="Standard">
      <style:paragraph-properties fo:line-height="115%"/>
      <style:text-properties officeooo:rsid="00223c2f" officeooo:paragraph-rsid="00223c2f"/>
    </style:style>
    <style:style style:name="P4" style:family="paragraph" style:parent-style-name="Standard" style:list-style-name="L1">
      <style:paragraph-properties fo:line-height="115%"/>
      <style:text-properties fo:color="#c9211e" loext:opacity="100%" fo:font-style="italic" officeooo:rsid="00182075" officeooo:paragraph-rsid="00182075" style:font-style-asian="italic" style:font-style-complex="italic"/>
    </style:style>
    <style:style style:name="P5" style:family="paragraph" style:parent-style-name="Standard" style:list-style-name="L1">
      <style:paragraph-properties fo:line-height="115%"/>
      <style:text-properties fo:color="#c9211e" loext:opacity="100%" fo:font-style="italic" officeooo:rsid="00182075" officeooo:paragraph-rsid="0020b7af" style:font-style-asian="italic" style:font-style-complex="italic"/>
    </style:style>
    <style:style style:name="P6" style:family="paragraph" style:parent-style-name="Standard" style:list-style-name="L1">
      <style:paragraph-properties fo:line-height="115%"/>
      <style:text-properties fo:color="#c9211e" loext:opacity="100%" fo:font-style="italic" officeooo:rsid="002991ce" officeooo:paragraph-rsid="002991ce" style:font-style-asian="italic" style:font-style-complex="italic"/>
    </style:style>
    <style:style style:name="P7" style:family="paragraph" style:parent-style-name="Standard" style:list-style-name="L1">
      <style:paragraph-properties fo:line-height="115%"/>
      <style:text-properties officeooo:rsid="00156001" officeooo:paragraph-rsid="00156001"/>
    </style:style>
    <style:style style:name="P8" style:family="paragraph" style:parent-style-name="Standard" style:list-style-name="L1">
      <style:paragraph-properties fo:line-height="115%"/>
      <style:text-properties officeooo:rsid="00160799" officeooo:paragraph-rsid="00160799"/>
    </style:style>
    <style:style style:name="P9" style:family="paragraph" style:parent-style-name="Standard" style:list-style-name="L1">
      <style:paragraph-properties fo:line-height="115%"/>
      <style:text-properties officeooo:rsid="00182075" officeooo:paragraph-rsid="00182075"/>
    </style:style>
    <style:style style:name="P10" style:family="paragraph" style:parent-style-name="Standard" style:list-style-name="L1">
      <style:paragraph-properties fo:line-height="115%"/>
      <style:text-properties officeooo:rsid="001a0a66" officeooo:paragraph-rsid="001a0a66"/>
    </style:style>
    <style:style style:name="P11" style:family="paragraph" style:parent-style-name="Standard" style:list-style-name="L2">
      <style:paragraph-properties fo:line-height="115%"/>
      <style:text-properties officeooo:rsid="001a0a66" officeooo:paragraph-rsid="001b8fe4"/>
    </style:style>
    <style:style style:name="P12" style:family="paragraph" style:parent-style-name="Standard" style:list-style-name="L5">
      <style:paragraph-properties fo:line-height="115%"/>
      <style:text-properties officeooo:rsid="001a0a66" officeooo:paragraph-rsid="001a0a66"/>
    </style:style>
    <style:style style:name="P13" style:family="paragraph" style:parent-style-name="Standard" style:list-style-name="L3">
      <style:paragraph-properties fo:line-height="115%"/>
      <style:text-properties officeooo:paragraph-rsid="001d12ee"/>
    </style:style>
    <style:style style:name="P14" style:family="paragraph" style:parent-style-name="Standard" style:list-style-name="L1">
      <style:paragraph-properties fo:line-height="115%"/>
      <style:text-properties officeooo:rsid="001b8fe4" officeooo:paragraph-rsid="001d12ee"/>
    </style:style>
    <style:style style:name="P15" style:family="paragraph" style:parent-style-name="Standard" style:list-style-name="L1">
      <style:paragraph-properties fo:line-height="115%"/>
      <style:text-properties officeooo:rsid="0022362e" officeooo:paragraph-rsid="0022362e"/>
    </style:style>
    <style:style style:name="P16" style:family="paragraph" style:parent-style-name="Standard" style:list-style-name="L1">
      <style:paragraph-properties fo:line-height="115%"/>
      <style:text-properties officeooo:rsid="00223c2f" officeooo:paragraph-rsid="00223c2f"/>
    </style:style>
    <style:style style:name="P17" style:family="paragraph" style:parent-style-name="Standard" style:list-style-name="L4">
      <style:paragraph-properties fo:line-height="115%"/>
      <style:text-properties officeooo:rsid="00223c2f" officeooo:paragraph-rsid="00223c2f"/>
    </style:style>
    <style:style style:name="P18" style:family="paragraph" style:parent-style-name="Standard" style:list-style-name="L1">
      <style:paragraph-properties fo:line-height="115%"/>
      <style:text-properties officeooo:rsid="002422b4" officeooo:paragraph-rsid="002422b4"/>
    </style:style>
    <style:style style:name="P19" style:family="paragraph" style:parent-style-name="Standard" style:list-style-name="L1">
      <style:paragraph-properties fo:line-height="115%"/>
      <style:text-properties officeooo:rsid="0025fe87" officeooo:paragraph-rsid="0025fe87"/>
    </style:style>
    <style:style style:name="P20" style:family="paragraph" style:parent-style-name="Standard" style:list-style-name="L1">
      <style:paragraph-properties fo:line-height="115%"/>
      <style:text-properties officeooo:rsid="0026d1a0" officeooo:paragraph-rsid="0026d1a0"/>
    </style:style>
    <style:style style:name="P21" style:family="paragraph" style:parent-style-name="Standard" style:list-style-name="L1">
      <style:paragraph-properties fo:line-height="115%"/>
      <style:text-properties officeooo:rsid="0027bcf0" officeooo:paragraph-rsid="0027bcf0"/>
    </style:style>
    <style:style style:name="P22" style:family="paragraph" style:parent-style-name="Standard" style:list-style-name="L1">
      <style:paragraph-properties fo:line-height="115%"/>
      <style:text-properties officeooo:rsid="002aa157" officeooo:paragraph-rsid="002aa157"/>
    </style:style>
    <style:style style:name="P23" style:family="paragraph" style:parent-style-name="Standard" style:list-style-name="L1">
      <style:paragraph-properties fo:line-height="115%"/>
      <style:text-properties officeooo:rsid="002afd23" officeooo:paragraph-rsid="002afd23"/>
    </style:style>
    <style:style style:name="P24" style:family="paragraph" style:parent-style-name="Standard" style:list-style-name="L1">
      <style:paragraph-properties fo:line-height="115%"/>
      <style:text-properties officeooo:rsid="002edc4c" officeooo:paragraph-rsid="002edc4c"/>
    </style:style>
    <style:style style:name="P25" style:family="paragraph" style:parent-style-name="Standard" style:list-style-name="L1">
      <style:paragraph-properties fo:line-height="115%"/>
      <style:text-properties officeooo:rsid="00306baa" officeooo:paragraph-rsid="00306baa"/>
    </style:style>
    <style:style style:name="P26" style:family="paragraph" style:parent-style-name="Standard" style:list-style-name="L1">
      <style:paragraph-properties fo:line-height="115%"/>
      <style:text-properties officeooo:rsid="0030c09f" officeooo:paragraph-rsid="0030c09f"/>
    </style:style>
    <style:style style:name="P27" style:family="paragraph" style:parent-style-name="Standard" style:list-style-name="L1">
      <style:paragraph-properties fo:line-height="115%"/>
      <style:text-properties officeooo:rsid="00332cbf" officeooo:paragraph-rsid="00332cbf"/>
    </style:style>
    <style:style style:name="P28" style:family="paragraph" style:parent-style-name="Standard" style:list-style-name="L1">
      <style:paragraph-properties fo:line-height="115%"/>
      <style:text-properties officeooo:rsid="00342dde" officeooo:paragraph-rsid="00342dde"/>
    </style:style>
    <style:style style:name="T1" style:family="text">
      <style:text-properties officeooo:rsid="001d12ee"/>
    </style:style>
    <style:style style:name="T2" style:family="text">
      <style:text-properties officeooo:rsid="002355b2"/>
    </style:style>
    <style:style style:name="T3" style:family="text">
      <style:text-properties officeooo:rsid="002d119b"/>
    </style:style>
    <style:style style:name="T4" style:family="text">
      <style:text-properties officeooo:rsid="002edc4c"/>
    </style:style>
    <style:style style:name="T5" style:family="text">
      <style:text-properties officeooo:rsid="0031a41a"/>
    </style:style>
    <style:style style:name="T6" style:family="text">
      <style:text-properties officeooo:rsid="00342d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xtJS and OpenAI</text:p>
      <text:p text:style-name="P2"/>
      <text:list xml:id="list3118549087" text:style-name="L1">
        <text:list-item>
          <text:p text:style-name="P4">Filenames like page.js and loading.js are special. Don’t change them or else the app will break.</text:p>
        </text:list-item>
        <text:list-item>
          <text:p text:style-name="P7">More Pages: <text:s/>What is the difference b/w .JS and .JSX for the created web pages? <text:s/></text:p>
        </text:list-item>
        <text:list-item>
          <text:p text:style-name="P8">Link Components : In the video he didn’t use import line in the homepage and that caused me some issues; I added the import line while troubleshooting and it got fixed. Why is this?</text:p>
        </text:list-item>
        <text:list-item>
          <text:p text:style-name="P9">CSS : How does DaisyUI differ from Tailwind?</text:p>
        </text:list-item>
        <text:list-item>
          <text:p text:style-name="P4">Use select classnames from Tailwind and Daisy → Install both using npm → add plugins command in the Tailwind config file</text:p>
        </text:list-item>
        <text:list-item>
          <text:p text:style-name="P10">Layout File : </text:p>
        </text:list-item>
      </text:list>
      <text:list text:style-name="L2">
        <text:list-item>
          <text:list>
            <text:list-item>
              <text:p text:style-name="P11">Layout component doesn’t re-render when the route changes? What does that mean ? What does re-render mean? Template JS file re-renders when route changes. </text:p>
            </text:list-item>
            <text:list-item>
              <text:p text:style-name="P11">What are nested layouts and why don’t we need to return HTML and Body tags in nested layouts? </text:p>
            </text:list-item>
            <text:list-item>
              <text:p text:style-name="P11">Fetch data in layouts ; Pass Data to Nav bar but not drinks page - ??</text:p>
            </text:list-item>
          </text:list>
        </text:list-item>
      </text:list>
      <text:list xml:id="list220110815885967" text:continue-list="list3118549087" text:style-name="L1">
        <text:list-item>
          <text:p text:style-name="P14">Navbar challenge : <text:s/></text:p>
        </text:list-item>
      </text:list>
      <text:list text:style-name="L3">
        <text:list-item>
          <text:list>
            <text:list-item>
              <text:p text:style-name="P13"><text:span text:style-name="T1">How does the layout page work with new navbar? “&lt;</text:span><text:span text:style-name="T2">Navbar/&gt;” </text:span><text:span text:style-name="T1"><text:s/></text:span></text:p>
            </text:list-item>
          </text:list>
        </text:list-item>
      </text:list>
      <text:list xml:id="list220110769356301" text:continue-list="list220110815885967" text:style-name="L1">
        <text:list-item>
          <text:p text:style-name="P5">How do I add padding or margin to all pages with one classname?</text:p>
        </text:list-item>
        <text:list-item>
          <text:p text:style-name="P15">Counter Challenge : <text:s/>usestate – client and server components</text:p>
        </text:list-item>
        <text:list-item>
          <text:p text:style-name="P16">Loading component : </text:p>
        </text:list-item>
      </text:list>
      <text:list text:style-name="L4">
        <text:list-item>
          <text:list>
            <text:list-item>
              <text:p text:style-name="P17">How are the loading page and page.js connected / related in drinks folder? </text:p>
            </text:list-item>
          </text:list>
        </text:list-item>
      </text:list>
      <text:list text:continue-list="list220110769356301" text:style-name="L1">
        <text:list-item>
          <text:p text:style-name="P18">Dynamic Routes : what is {params}?</text:p>
        </text:list-item>
        <text:list-item>
          <text:p text:style-name="P19">Remote Images : why do we have to provide a url in the next.config file if we are already fetching the data and storing the image in a const? <text:s/></text:p>
        </text:list-item>
        <text:list-item>
          <text:p text:style-name="P20">Prisma Setup: what is Prisma and how is it related to databases? <text:s/></text:p>
        </text:list-item>
        <text:list-item>
          <text:p text:style-name="P21">Server Action Info : Didn’t understand this video</text:p>
        </text:list-item>
        <text:list-item>
          <text:p text:style-name="P6">commands : npm run dev and npx prisma studio</text:p>
        </text:list-item>
        <text:list-item>
          <text:p text:style-name="P22">First Server Action : </text:p>
          <text:list>
            <text:list-item>
              <text:p text:style-name="P22">submitted data from form is sent o createTask using “Action” <text:s/>attribute; </text:p>
            </text:list-item>
            <text:list-item>
              <text:p text:style-name="P22">formData is the passed to the aync funtion to access the submitted form data</text:p>
            </text:list-item>
          </text:list>
        </text:list-item>
        <text:list-item>
          <text:p text:style-name="P23">Delete Task : What is the action approach he talks about?</text:p>
        </text:list-item>
        <text:list-item>
          <text:p text:style-name="P23"><text:s/><text:span text:style-name="T3">Pe</text:span><text:span text:style-name="T4">n</text:span><text:span text:style-name="T3">ding : Why use ‘use client’ <text:s/>in ‘TaskformCustom’ to inform use that an action is pending?</text:span></text:p>
        </text:list-item>
        <text:list-item>
          <text:p text:style-name="P24">Error Checking : const [state, formAction] = <text:s/>useFormState(createTaskCustom, initalState);</text:p>
          <text:list>
            <text:list-item>
              <text:p text:style-name="P24">Does the order of the parameters matter?</text:p>
            </text:list-item>
            <text:list-item>
              <text:p text:style-name="P24">How does it useFormState know which parameter to assign to which?</text:p>
            </text:list-item>
          </text:list>
        </text:list-item>
        <text:list-item>
          <text:p text:style-name="P24">What is Zod library?</text:p>
        </text:list-item>
        <text:list-item>
          <text:p text:style-name="P25">Providers : React Query , Redux toolkit, react-hot toast? </text:p>
        </text:list-item>
        <text:list-item>
          <text:p text:style-name="P26"><text:span text:style-name="T5">Local Build</text:span> : <text:span text:style-name="T5">I don’t think my build is cached. I still get the spinner for the drinks [id] page. </text:span><text:s/></text:p>
        </text:list-item>
        <text:list-item>
          <text:p text:style-name="P27">Deploy : my app re-validates ‘prisma example’ <text:span text:style-name="T6">page </text:span>but the tutorial’s app it doesn’t. It is supposed to be a static page when it’s built <text:span text:style-name="T6">and it should always show ‘ no tasks..’ but mine updates as I create a task. </text:span><text:s/></text:p>
        </text:list-item>
        <text:list-item>
          <text:p text:style-name="P28"><text:soft-page-break/>I used ‘render’ to create a database but I can’t view any tables like I can in prisma, how do I do that? </text:p>
        </text:list-item>
      </text:list>
      <text:p text:style-name="P3"/>
      <text:list text:style-name="L5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08:05:48.075661458</meta:creation-date>
    <dc:date>2024-10-26T19:01:11.443302411</dc:date>
    <meta:editing-duration>P1DT52M17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2" meta:paragraph-count="34" meta:word-count="485" meta:character-count="2594" meta:non-whitespace-character-count="2146"/>
  </office:meta>
</office:document-meta>
</file>